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0547in"/>
    </style:style>
    <style:style style:name="co4" style:family="table-column">
      <style:table-column-properties fo:break-before="auto" style:column-width="1.5819in"/>
    </style:style>
    <style:style style:name="co5" style:family="table-column">
      <style:table-column-properties fo:break-before="auto" style:column-width="3.0283in"/>
    </style:style>
    <style:style style:name="co6" style:family="table-column">
      <style:table-column-properties fo:break-before="auto" style:column-width="1.5339in"/>
    </style:style>
    <style:style style:name="co7" style:family="table-column">
      <style:table-column-properties fo:break-before="auto" style:column-width="0.666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DATE_20__28_24-12-01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5eb91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3569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2'.D7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2'.D7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2'.D7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2'.D7"/>
    </style:style>
    <style:style style:name="ce38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2'.D7"/>
    </style:style>
    <style:style style:name="ce39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2025-02-12'.D7"/>
    </style:style>
    <style:style style:name="ce40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ee6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dee6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2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2'.F7">
          <table:error-message table:message-type="stop" table:display="true"/>
        </table:content-validation>
      </table:content-validations>
      <table:table table:name="2025-02-1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1" office:value-type="string" calcext:value-type="string" table:number-columns-spanned="1" table:number-rows-spanned="6">
            <text:p>Requirement </text:p>
          </table:table-cell>
          <table:table-cell table:style-name="ce1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19"/>
          <table:table-cell table:style-name="ce7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9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0" office:value-type="string" calcext:value-type="string" table:number-columns-spanned="1" table:number-rows-spanned="3">
            <text:p>Name:</text:p>
          </table:table-cell>
          <table:table-cell table:style-name="ce30" office:value-type="string" calcext:value-type="string" table:number-columns-spanned="1" table:number-rows-spanned="3">
            <text:p>Biscuits</text:p>
          </table:table-cell>
          <table:table-cell table:style-name="ce35" office:value-type="string" calcext:value-type="string" table:number-columns-spanned="1" table:number-rows-spanned="3">
            <text:p>Name:</text:p>
          </table:table-cell>
          <table:table-cell table:style-name="ce44" office:value-type="string" calcext:value-type="string" table:number-columns-spanned="1" table:number-rows-spanned="3">
            <text:p>TechChariot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1"/>
          <table:covered-table-cell table:style-name="ce74"/>
          <table:covered-table-cell table:number-columns-repeated="2" table:style-name="ce2"/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2"/>
          <table:covered-table-cell table:style-name="ce32"/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covered-table-cell table:number-columns-repeated="3" table:style-name="ce3"/>
          <table:table-cell table:style-name="ce2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4" table:content-validation-name="val1"/>
          <table:table-cell table:style-name="ce27"/>
          <table:table-cell table:style-name="ce37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PSRM-001</text:p>
          </table:table-cell>
          <table:table-cell table:style-name="ce5" table:number-columns-repeated="2"/>
          <table:table-cell table:style-name="ce25" table:content-validation-name="val1"/>
          <table:table-cell table:style-name="ce33"/>
          <table:table-cell table:style-name="ce38" table:content-validation-name="val2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ce Expected</text:p>
          </table:table-cell>
          <table:table-cell table:style-name="ce42" office:value-type="string" calcext:value-type="string">
            <text:p>Final call tbd but Javisty helps us mitigate risk.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4" table:content-validation-name="val1"/>
          <table:table-cell table:style-name="ce27"/>
          <table:table-cell table:style-name="ce37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18"/>
          <table:table-cell table:style-name="ce25" table:content-validation-name="val1"/>
          <table:table-cell table:style-name="ce33"/>
          <table:table-cell table:style-name="ce38" table:content-validation-name="val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56" office:value-type="string" calcext:value-type="string">
            <text:p>Storage Loc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A</text:p>
          </table:table-cell>
          <table:table-cell table:style-name="ce56" office:value-type="string" calcext:value-type="string">
            <text:p>Identification Forma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No need to thank me, happy to help!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B</text:p>
          </table:table-cell>
          <table:table-cell table:style-name="ce56" office:value-type="string" calcext:value-type="string">
            <text:p>Exclusivity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56" office:value-type="string" calcext:value-type="string">
            <text:p>New Work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7" table:number-columns-repeated="2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number-columns-repeated="2"/>
          <table:table-cell table:style-name="ce27"/>
          <table:table-cell table:style-name="ce33"/>
          <table:table-cell table:style-name="ce41"/>
          <table:table-cell table:style-name="ce4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A</text:p>
          </table:table-cell>
          <table:table-cell table:style-name="ce56" office:value-type="string" calcext:value-type="string">
            <text:p>Natur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B</text:p>
          </table:table-cell>
          <table:table-cell table:style-name="ce56" office:value-type="string" calcext:value-type="string">
            <text:p>No X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C</text:p>
          </table:table-cell>
          <table:table-cell table:style-name="ce56" office:value-type="string" calcext:value-type="string">
            <text:p>Siz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111/2500 k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56" office:value-type="string" calcext:value-type="string">
            <text:p>Timing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A</text:p>
          </table:table-cell>
          <table:table-cell table:style-name="ce56" office:value-type="string" calcext:value-type="string">
            <text:p>Configuration Suppor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Does not support 6 players. 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B</text:p>
          </table:table-cell>
          <table:table-cell table:style-name="ce56" office:value-type="string" calcext:value-type="string">
            <text:p>Random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Lacks randomness for higher number of players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C</text:p>
          </table:table-cell>
          <table:table-cell table:style-name="ce56" office:value-type="string" calcext:value-type="string">
            <text:p>Positional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In TG is appears that one team could occupy high ground, other low ground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D</text:p>
          </table:table-cell>
          <table:table-cell table:style-name="ce56" office:value-type="string" calcext:value-type="string">
            <text:p>Team Position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Seems compliant in 4v4, but no indication for 3v3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1</text:p>
          </table:table-cell>
          <table:table-cell table:style-name="ce56" office:value-type="string" calcext:value-type="string">
            <text:p>Guard Stat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2</text:p>
          </table:table-cell>
          <table:table-cell table:style-name="ce56" office:value-type="string" calcext:value-type="string">
            <text:p>Terrain Stat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3</text:p>
          </table:table-cell>
          <table:table-cell table:style-name="ce56" office:value-type="string" calcext:value-type="string">
            <text:p>Starting Res./Game Rul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4</text:p>
          </table:table-cell>
          <table:table-cell table:style-name="ce56" office:value-type="string" calcext:value-type="string">
            <text:p>Object Chang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Boars look like bears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56" office:value-type="string" calcext:value-type="string">
            <text:p>Fair Land Gener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A</text:p>
          </table:table-cell>
          <table:table-cell table:style-name="ce56" office:value-type="string" calcext:value-type="string">
            <text:p>Maximum Elev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B</text:p>
          </table:table-cell>
          <table:table-cell table:style-name="ce56" office:value-type="string" calcext:value-type="string">
            <text:p>Elevation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A</text:p>
          </table:table-cell>
          <table:table-cell table:style-name="ce56" office:value-type="string" calcext:value-type="string">
            <text:p>Terrain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In 2v2 one team could be near the water and another uphill. Not a fair situation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B</text:p>
          </table:table-cell>
          <table:table-cell table:style-name="ce56" office:value-type="string" calcext:value-type="string">
            <text:p>Forest Impingemen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C</text:p>
          </table:table-cell>
          <table:table-cell table:style-name="ce56" office:value-type="string" calcext:value-type="string">
            <text:p>Forest Acc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A</text:p>
          </table:table-cell>
          <table:table-cell table:style-name="ce56" office:value-type="string" calcext:value-type="string">
            <text:p>Forbidden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1</text:p>
          </table:table-cell>
          <table:table-cell table:style-name="ce56" office:value-type="string" calcext:value-type="string">
            <text:p>Starting Units/Buildings Qty.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2</text:p>
          </table:table-cell>
          <table:table-cell table:style-name="ce56" office:value-type="string" calcext:value-type="string">
            <text:p>Starting Object Utility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3</text:p>
          </table:table-cell>
          <table:table-cell table:style-name="ce56" office:value-type="string" calcext:value-type="string">
            <text:p>Starting Combat Uni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a</text:p>
          </table:table-cell>
          <table:table-cell table:style-name="ce56" office:value-type="string" calcext:value-type="string">
            <text:p>Player-Assigned Resourc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 office:value-type="string" calcext:value-type="string">
            <text:p>Sometimes deep fish can be gathered by players, sometimes not. 2 BOAR, 8 SHEEP, 4 GOLD, 2 STONE. Smaller maps appear to have oysters and shore fish as well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b</text:p>
          </table:table-cell>
          <table:table-cell table:style-name="ce56" office:value-type="string" calcext:value-type="string">
            <text:p>Neutral Resourc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 office:value-type="string" calcext:value-type="string">
            <text:p>No apparent bias.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2</text:p>
          </table:table-cell>
          <table:table-cell table:style-name="ce56" office:value-type="string" calcext:value-type="string">
            <text:p>Gaia Convertible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3</text:p>
          </table:table-cell>
          <table:table-cell table:style-name="ce56" office:value-type="string" calcext:value-type="string">
            <text:p>Gaia Hostile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t-Applicable</text:p>
          </table:table-cell>
          <table:table-cell table:style-name="ce42" office:value-type="string" calcext:value-type="string">
            <text:p>Seemingly no hostile gaia units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56" office:value-type="string" calcext:value-type="string">
            <text:p>Regicid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56" office:value-type="string" calcext:value-type="string">
            <text:p>AI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56" office:value-type="string" calcext:value-type="string">
            <text:p>Visual Mod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56"/>
          <table:table-cell table:style-name="ce28" table:number-columns-repeated="2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56" office:value-type="string" calcext:value-type="string">
            <text:p>FFA Trade 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number-columns-repeated="2"/>
          <table:table-cell table:style-name="ce29" office:value-type="string" calcext:value-type="string" table:number-columns-spanned="2" table:number-rows-spanned="1">
            <text:p>Supplier Inspection</text:p>
          </table:table-cell>
          <table:covered-table-cell/>
          <table:table-cell table:style-name="ce43" office:value-type="string" calcext:value-type="string" table:number-columns-spanned="2" table:number-rows-spanned="1">
            <text:p>Tournament Inspector</text:p>
          </table:table-cell>
          <table:covered-table-cell table:style-name="ce74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style-name="ce16"/>
          <table:covered-table-cell table:style-name="ce19"/>
          <table:table-cell table:style-name="ce14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2])" office:value-type="float" office:value="7" calcext:value-type="float" table:number-columns-spanned="2" table:number-rows-spanned="1">
            <text:p>7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style-name="ce16"/>
          <table:covered-table-cell table:style-name="ce19"/>
          <table:table-cell table:style-name="ce14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style-name="ce16"/>
          <table:covered-table-cell table:style-name="ce19"/>
          <table:table-cell table:style-name="ce14" table:formula="of:=COUNTIF([.$D$7:.$D$58];[.A64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4])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Exception Granted</text:p>
          </table:table-cell>
          <table:covered-table-cell table:style-name="ce16"/>
          <table:covered-table-cell table:style-name="ce19"/>
          <table:table-cell table:style-name="ce14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3" table:number-rows-spanned="1">
            <text:p>Compliant</text:p>
          </table:table-cell>
          <table:covered-table-cell table:style-name="ce16"/>
          <table:covered-table-cell table:style-name="ce19"/>
          <table:table-cell table:style-name="ce14" table:formula="of:=COUNTIF([.$D$7:.$D$58];[.A66])" office:value-type="float" office:value="35" calcext:value-type="float" table:number-columns-spanned="2" table:number-rows-spanned="1">
            <text:p>35</text:p>
          </table:table-cell>
          <table:covered-table-cell table:style-name="ce19"/>
          <table:table-cell table:style-name="ce14" table:formula="of:=COUNTIF([.$F$7:.$F$58];[.A66])" office:value-type="float" office:value="26" calcext:value-type="float" table:number-columns-spanned="2" table:number-rows-spanned="1">
            <text:p>26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3" table:number-rows-spanned="1">
            <text:p>Not-Applicable</text:p>
          </table:table-cell>
          <table:covered-table-cell table:style-name="ce16"/>
          <table:covered-table-cell table:style-name="ce19"/>
          <table:table-cell table:style-name="ce14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7])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number-columns-repeated="1017"/>
        </table:table-row>
        <table:table-row table:style-name="ro1" table:number-rows-repeated="93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025-02-12'.D7:'2025-02-12'.D15 '2025-02-12'.D18:'2025-02-12'.D20 '2025-02-12'.D22:'2025-02-12'.D22 '2025-02-12'.D24:'2025-02-12'.D27 '2025-02-12'.D29:'2025-02-12'.D32 '2025-02-12'.D34:'2025-02-12'.D34 '2025-02-12'.D36:'2025-02-12'.D37 '2025-02-12'.D39:'2025-02-12'.D41 '2025-02-12'.D43:'2025-02-12'.D50 '2025-02-12'.D52:'2025-02-12'.D52 '2025-02-12'.D54:'2025-02-12'.D54 '2025-02-12'.D56:'2025-02-12'.D56 '2025-02-12'.D58:'2025-02-12'.D58 '2025-02-12'.F7:'2025-02-12'.F15 '2025-02-12'.F18:'2025-02-12'.F20 '2025-02-12'.F22:'2025-02-12'.F22 '2025-02-12'.F24:'2025-02-12'.F27 '2025-02-12'.F29:'2025-02-12'.F32 '2025-02-12'.F34:'2025-02-12'.F34 '2025-02-12'.F36:'2025-02-12'.F37 '2025-02-12'.F39:'2025-02-12'.F41 '2025-02-12'.F43:'2025-02-12'.F50 '2025-02-12'.F52:'2025-02-12'.F52 '2025-02-12'.F54:'2025-02-12'.F54 '2025-02-12'.F56:'2025-02-12'.F56 '2025-02-12'.F58:'2025-02-12'.F58">
            <calcext:condition calcext:apply-style-name="ConditionalStyle_1" calcext:value="=&quot;Non-Compliant&quot;" calcext:base-cell-address="'2025-02-12'.D7"/>
          </calcext:conditional-format>
          <calcext:conditional-format calcext:target-range-address="'2025-02-12'.D7:'2025-02-12'.D15 '2025-02-12'.D18:'2025-02-12'.D20 '2025-02-12'.D22:'2025-02-12'.D22 '2025-02-12'.D24:'2025-02-12'.D27 '2025-02-12'.D29:'2025-02-12'.D32 '2025-02-12'.D34:'2025-02-12'.D34 '2025-02-12'.D36:'2025-02-12'.D37 '2025-02-12'.D39:'2025-02-12'.D41 '2025-02-12'.D43:'2025-02-12'.D50 '2025-02-12'.D52:'2025-02-12'.D52 '2025-02-12'.D54:'2025-02-12'.D54 '2025-02-12'.D56:'2025-02-12'.D56 '2025-02-12'.D58:'2025-02-12'.D58 '2025-02-12'.F7:'2025-02-12'.F15 '2025-02-12'.F18:'2025-02-12'.F20 '2025-02-12'.F22:'2025-02-12'.F22 '2025-02-12'.F24:'2025-02-12'.F27 '2025-02-12'.F29:'2025-02-12'.F32 '2025-02-12'.F34:'2025-02-12'.F34 '2025-02-12'.F36:'2025-02-12'.F37 '2025-02-12'.F39:'2025-02-12'.F41 '2025-02-12'.F43:'2025-02-12'.F50 '2025-02-12'.F52:'2025-02-12'.F52 '2025-02-12'.F54:'2025-02-12'.F54 '2025-02-12'.F56:'2025-02-12'.F56 '2025-02-12'.F58:'2025-02-12'.F58">
            <calcext:condition calcext:apply-style-name="ConditionalStyle_2" calcext:value="=&quot;Exception Rejected&quot;" calcext:base-cell-address="'2025-02-12'.D7"/>
          </calcext:conditional-format>
          <calcext:conditional-format calcext:target-range-address="'2025-02-12'.D7:'2025-02-12'.D15 '2025-02-12'.D18:'2025-02-12'.D20 '2025-02-12'.D22:'2025-02-12'.D22 '2025-02-12'.D24:'2025-02-12'.D27 '2025-02-12'.D29:'2025-02-12'.D32 '2025-02-12'.D34:'2025-02-12'.D34 '2025-02-12'.D36:'2025-02-12'.D37 '2025-02-12'.D39:'2025-02-12'.D41 '2025-02-12'.D43:'2025-02-12'.D50 '2025-02-12'.D52:'2025-02-12'.D52 '2025-02-12'.D54:'2025-02-12'.D54 '2025-02-12'.D56:'2025-02-12'.D56 '2025-02-12'.D58:'2025-02-12'.D58 '2025-02-12'.F7:'2025-02-12'.F15 '2025-02-12'.F18:'2025-02-12'.F20 '2025-02-12'.F22:'2025-02-12'.F22 '2025-02-12'.F24:'2025-02-12'.F27 '2025-02-12'.F29:'2025-02-12'.F32 '2025-02-12'.F34:'2025-02-12'.F34 '2025-02-12'.F36:'2025-02-12'.F37 '2025-02-12'.F39:'2025-02-12'.F41 '2025-02-12'.F43:'2025-02-12'.F50 '2025-02-12'.F52:'2025-02-12'.F52 '2025-02-12'.F54:'2025-02-12'.F54 '2025-02-12'.F56:'2025-02-12'.F56 '2025-02-12'.F58:'2025-02-12'.F58">
            <calcext:condition calcext:apply-style-name="ConditionalStyle_3" calcext:value="=&quot;Compliance Expected&quot;" calcext:base-cell-address="'2025-02-12'.D7"/>
          </calcext:conditional-format>
          <calcext:conditional-format calcext:target-range-address="'2025-02-12'.D7:'2025-02-12'.D15 '2025-02-12'.D18:'2025-02-12'.D20 '2025-02-12'.D22:'2025-02-12'.D22 '2025-02-12'.D24:'2025-02-12'.D27 '2025-02-12'.D29:'2025-02-12'.D32 '2025-02-12'.D34:'2025-02-12'.D34 '2025-02-12'.D36:'2025-02-12'.D37 '2025-02-12'.D39:'2025-02-12'.D41 '2025-02-12'.D43:'2025-02-12'.D50 '2025-02-12'.D52:'2025-02-12'.D52 '2025-02-12'.D54:'2025-02-12'.D54 '2025-02-12'.D56:'2025-02-12'.D56 '2025-02-12'.D58:'2025-02-12'.D58 '2025-02-12'.F7:'2025-02-12'.F15 '2025-02-12'.F18:'2025-02-12'.F20 '2025-02-12'.F22:'2025-02-12'.F22 '2025-02-12'.F24:'2025-02-12'.F27 '2025-02-12'.F29:'2025-02-12'.F32 '2025-02-12'.F34:'2025-02-12'.F34 '2025-02-12'.F36:'2025-02-12'.F37 '2025-02-12'.F39:'2025-02-12'.F41 '2025-02-12'.F43:'2025-02-12'.F50 '2025-02-12'.F52:'2025-02-12'.F52 '2025-02-12'.F54:'2025-02-12'.F54 '2025-02-12'.F56:'2025-02-12'.F56 '2025-02-12'.F58:'2025-02-12'.F58">
            <calcext:condition calcext:apply-style-name="ConditionalStyle_4" calcext:value="=&quot;Exception Granted&quot;" calcext:base-cell-address="'2025-02-12'.D7"/>
          </calcext:conditional-format>
          <calcext:conditional-format calcext:target-range-address="'2025-02-12'.D7:'2025-02-12'.D15 '2025-02-12'.D18:'2025-02-12'.D20 '2025-02-12'.D22:'2025-02-12'.D22 '2025-02-12'.D24:'2025-02-12'.D27 '2025-02-12'.D29:'2025-02-12'.D32 '2025-02-12'.D34:'2025-02-12'.D34 '2025-02-12'.D36:'2025-02-12'.D37 '2025-02-12'.D39:'2025-02-12'.D41 '2025-02-12'.D43:'2025-02-12'.D50 '2025-02-12'.D52:'2025-02-12'.D52 '2025-02-12'.D54:'2025-02-12'.D54 '2025-02-12'.D56:'2025-02-12'.D56 '2025-02-12'.D58:'2025-02-12'.D58 '2025-02-12'.F7:'2025-02-12'.F15 '2025-02-12'.F18:'2025-02-12'.F20 '2025-02-12'.F22:'2025-02-12'.F22 '2025-02-12'.F24:'2025-02-12'.F27 '2025-02-12'.F29:'2025-02-12'.F32 '2025-02-12'.F34:'2025-02-12'.F34 '2025-02-12'.F36:'2025-02-12'.F37 '2025-02-12'.F39:'2025-02-12'.F41 '2025-02-12'.F43:'2025-02-12'.F50 '2025-02-12'.F52:'2025-02-12'.F52 '2025-02-12'.F54:'2025-02-12'.F54 '2025-02-12'.F56:'2025-02-12'.F56 '2025-02-12'.F58:'2025-02-12'.F58">
            <calcext:condition calcext:apply-style-name="ConditionalStyle_5" calcext:value="=&quot;Compliant&quot;" calcext:base-cell-address="'2025-02-12'.D7"/>
          </calcext:conditional-format>
          <calcext:conditional-format calcext:target-range-address="'2025-02-12'.D7:'2025-02-12'.D15 '2025-02-12'.D18:'2025-02-12'.D20 '2025-02-12'.D22:'2025-02-12'.D22 '2025-02-12'.D24:'2025-02-12'.D27 '2025-02-12'.D29:'2025-02-12'.D32 '2025-02-12'.D34:'2025-02-12'.D34 '2025-02-12'.D36:'2025-02-12'.D37 '2025-02-12'.D39:'2025-02-12'.D41 '2025-02-12'.D43:'2025-02-12'.D50 '2025-02-12'.D52:'2025-02-12'.D52 '2025-02-12'.D54:'2025-02-12'.D54 '2025-02-12'.D56:'2025-02-12'.D56 '2025-02-12'.D58:'2025-02-12'.D58 '2025-02-12'.F7:'2025-02-12'.F15 '2025-02-12'.F18:'2025-02-12'.F20 '2025-02-12'.F22:'2025-02-12'.F22 '2025-02-12'.F24:'2025-02-12'.F27 '2025-02-12'.F29:'2025-02-12'.F32 '2025-02-12'.F34:'2025-02-12'.F34 '2025-02-12'.F36:'2025-02-12'.F37 '2025-02-12'.F39:'2025-02-12'.F41 '2025-02-12'.F43:'2025-02-12'.F50 '2025-02-12'.F52:'2025-02-12'.F52 '2025-02-12'.F54:'2025-02-12'.F54 '2025-02-12'.F56:'2025-02-12'.F56 '2025-02-12'.F58:'2025-02-12'.F58">
            <calcext:condition calcext:apply-style-name="ConditionalStyle_6" calcext:value="=&quot;Not-Applicable&quot;" calcext:base-cell-address="'2025-02-12'.D7"/>
          </calcext:conditional-format>
          <calcext:conditional-format calcext:target-range-address="'2025-02-12'.D7:'2025-02-12'.D15 '2025-02-12'.D18:'2025-02-12'.D20 '2025-02-12'.D22:'2025-02-12'.D22 '2025-02-12'.D24:'2025-02-12'.D27 '2025-02-12'.D29:'2025-02-12'.D32 '2025-02-12'.D34:'2025-02-12'.D34 '2025-02-12'.D36:'2025-02-12'.D37 '2025-02-12'.D39:'2025-02-12'.D41 '2025-02-12'.D43:'2025-02-12'.D50 '2025-02-12'.D52:'2025-02-12'.D52 '2025-02-12'.D54:'2025-02-12'.D54 '2025-02-12'.D56:'2025-02-12'.D56 '2025-02-12'.D58:'2025-02-12'.D58 '2025-02-12'.F7:'2025-02-12'.F15 '2025-02-12'.F18:'2025-02-12'.F20 '2025-02-12'.F22:'2025-02-12'.F22 '2025-02-12'.F24:'2025-02-12'.F27 '2025-02-12'.F29:'2025-02-12'.F32 '2025-02-12'.F34:'2025-02-12'.F34 '2025-02-12'.F36:'2025-02-12'.F37 '2025-02-12'.F39:'2025-02-12'.F41 '2025-02-12'.F43:'2025-02-12'.F50 '2025-02-12'.F52:'2025-02-12'.F52 '2025-02-12'.F54:'2025-02-12'.F54 '2025-02-12'.F56:'2025-02-12'.F56 '2025-02-12'.F58:'2025-02-12'.F58">
            <calcext:condition calcext:apply-style-name="ConditionalStyle_7" calcext:value="=&quot;Exception Requested&quot;" calcext:base-cell-address="'2025-02-12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8000"/>
    </style:style>
    <style:style style:name="ConditionalStyle_5f_3" style:display-name="ConditionalStyle_3" style:family="table-cell" style:parent-style-name="Default">
      <style:table-cell-properties fo:background-color="#bbe33d"/>
    </style:style>
    <style:style style:name="ConditionalStyle_5f_4" style:display-name="ConditionalStyle_4" style:family="table-cell" style:parent-style-name="Default">
      <style:table-cell-properties fo:background-color="#5eb91e"/>
    </style:style>
    <style:style style:name="ConditionalStyle_5f_5" style:display-name="ConditionalStyle_5" style:family="table-cell" style:parent-style-name="Default">
      <style:table-cell-properties fo:background-color="#007222"/>
    </style:style>
    <style:style style:name="ConditionalStyle_5f_6" style:display-name="ConditionalStyle_6" style:family="table-cell" style:parent-style-name="Default">
      <style:table-cell-properties fo:background-color="#ffffcc" fo:border="0.74pt solid #000000"/>
      <style:text-properties fo:color="#333333"/>
    </style:style>
    <style:style style:name="ConditionalStyle_5f_7" style:display-name="ConditionalStyle_7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3:43:11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E_20__28_24-12-01_29_" style:display-name="PageStyle_DATE (24-12-01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12T14:24:16.599000000</dc:date>
    <meta:editing-duration>PT30M42S</meta:editing-duration>
    <meta:editing-cycles>7</meta:editing-cycles>
    <meta:document-statistic meta:table-count="1" meta:cell-count="192" meta:object-count="0"/>
  </office:meta>
</office:document-meta>
</file>